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29b6f9" officeooo:paragraph-rsid="0029b6f9"/>
    </style:style>
    <style:style style:name="P2" style:family="paragraph" style:parent-style-name="Standard">
      <style:paragraph-properties fo:text-align="center" style:justify-single-word="false"/>
      <style:text-properties officeooo:rsid="0029b6f9" officeooo:paragraph-rsid="0029b6f9"/>
    </style:style>
    <style:style style:name="P3" style:family="paragraph" style:parent-style-name="Standard">
      <style:paragraph-properties fo:text-align="justify" style:justify-single-word="false"/>
      <style:text-properties officeooo:rsid="002a6042" officeooo:paragraph-rsid="002a6042"/>
    </style:style>
    <style:style style:name="P4" style:family="paragraph" style:parent-style-name="Standard">
      <style:paragraph-properties fo:text-align="justify" style:justify-single-word="false"/>
      <style:text-properties officeooo:rsid="002a6042" officeooo:paragraph-rsid="002a8eae"/>
    </style:style>
    <style:style style:name="P5" style:family="paragraph" style:parent-style-name="Standard">
      <style:paragraph-properties fo:text-align="justify" style:justify-single-word="false"/>
      <style:text-properties officeooo:rsid="002a8eae" officeooo:paragraph-rsid="002a8eae"/>
    </style:style>
    <style:style style:name="P6" style:family="paragraph" style:parent-style-name="Standard">
      <style:paragraph-properties fo:text-align="justify" style:justify-single-word="false"/>
      <style:text-properties officeooo:rsid="002baa20" officeooo:paragraph-rsid="002a8eae"/>
    </style:style>
    <style:style style:name="P7" style:family="paragraph" style:parent-style-name="Standard">
      <style:paragraph-properties fo:text-align="justify" style:justify-single-word="false"/>
      <style:text-properties officeooo:rsid="002baa20" officeooo:paragraph-rsid="002baa20"/>
    </style:style>
    <style:style style:name="P8" style:family="paragraph" style:parent-style-name="Standard" style:list-style-name="L1">
      <style:paragraph-properties fo:text-align="justify" style:justify-single-word="false"/>
      <style:text-properties officeooo:rsid="002baa20" officeooo:paragraph-rsid="002baa20"/>
    </style:style>
    <style:style style:name="P9" style:family="paragraph" style:parent-style-name="Standard">
      <style:paragraph-properties fo:text-align="justify" style:justify-single-word="false"/>
    </style:style>
    <style:style style:name="P10" style:family="paragraph" style:parent-style-name="Standard" style:list-style-name="L1">
      <style:paragraph-properties fo:text-align="justify" style:justify-single-word="false"/>
      <style:text-properties officeooo:rsid="002cd735" officeooo:paragraph-rsid="002cd735"/>
    </style:style>
    <style:style style:name="T1" style:family="text">
      <style:text-properties officeooo:rsid="002a6042"/>
    </style:style>
    <style:style style:name="T2" style:family="text">
      <style:text-properties officeooo:rsid="002a8eae"/>
    </style:style>
    <style:style style:name="T3" style:family="text">
      <style:text-properties officeooo:rsid="002baa20"/>
    </style:style>
    <style:style style:name="T4" style:family="text">
      <style:text-properties officeooo:rsid="002cd73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3">SISTEMA DE GESTÃO PARA FAZENDA SANTA CATARINA</text:span></text:p>
      <text:p text:style-name="P2"/>
      <text:p text:style-name="P1"><text:tab/>Visando melhor de gestão da Fazenda Santa Catarina, surge a ideia de sistema informatizado para gerenciar a cadeia de produção agrícola. A criação deve aprimorar e agregar tempo aos usuários desta plataforma.</text:p>
      <text:p text:style-name="P1"><text:tab/>Para entender o processo de criação do sistema, deve entender o processo de gestão de fazenda. O primeiro processo é produção, onde é alocado as tarefas de <text:span text:style-name="T1">agrícola, tais como trato cultural, adubação e pulverização manual ou tratorizado. Neste período, colaboradores são contratados em regime de CLT e outros como terceirizados.</text:span></text:p>
      <text:p text:style-name="P3"><text:tab/>O segundo processo é <text:s/>colheita, nesta ação de caracteriza em dois aspectos: colheitas em sítio de parceiros (sítios arrendados) e escolha de pessoal para colheira. O processo de colheira é manual, a cada colaborador colhe em caixa e separa sua caixa. Os sítios arrendados são fechados acordos de pagamento por porcentagem de produção de margem bruta liquida do mercado. Os colaboradores são contratados no regime por dia ou regime de produção.</text:p>
      <text:p text:style-name="P4"><text:tab/>O terceiro processo é <text:span text:style-name="T2">processamento, nesta atividade visa a seleção e encaixe da produção de caixas de papelão e madeira. Este procedimento é feito por colaboradores terceirizados e regime <text:s/>de produção.</text:span></text:p>
      <text:p text:style-name="P5"><text:s/><text:tab/>O último processo é controle de venda e colheita, nesta atividade é feita o controle de venda e estoque de colheita, o processo consiste em programar colheita e controle de romaneio pós-venda.</text:p>
      <text:p text:style-name="P6"/>
      <text:p text:style-name="Standard">PROCESSO<text:span text:style-name="T3">S DE ADAPTAÇÃO DE SIQUEIRA</text:span></text:p>
      <text:p text:style-name="Standard"/>
      <text:p text:style-name="P7">Processo de desenvolvimento:</text:p>
      <text:list xml:id="list2302552332" text:style-name="L1">
        <text:list-item>
          <text:p text:style-name="P8">Gerenciamento de Pessoal</text:p>
          <text:list>
            <text:list-item>
              <text:p text:style-name="P8">Controle de horários</text:p>
            </text:list-item>
            <text:list-item>
              <text:p text:style-name="P8">Pagamento com relatório</text:p>
            </text:list-item>
            <text:list-item>
              <text:p text:style-name="P8">Notificação de ações <text:span text:style-name="T4">por meio de trabalhos</text:span></text:p>
            </text:list-item>
            <text:list-item>
              <text:p text:style-name="P10">Gerar relatório de dias trabalhados com calculo de horas </text:p>
            </text:list-item>
          </text:list>
        </text:list-item>
        <text:list-item>
          <text:p text:style-name="P8">Gerenciamento de Atividade no campo</text:p>
          <text:list>
            <text:list-item>
              <text:p text:style-name="P8">Controle de <text:s/>atividade manual</text:p>
            </text:list-item>
            <text:list-item>
              <text:p text:style-name="P8">Gerenciar gasto de insumos</text:p>
            </text:list-item>
            <text:list-item>
              <text:p text:style-name="P8">Controle financeiros por talão(insumos e mão de obra)</text:p>
            </text:list-item>
            <text:list-item>
              <text:p text:style-name="P8">Monitorar área e registro.</text:p>
            </text:list-item>
          </text:list>
        </text:list-item>
        <text:list-item>
          <text:p text:style-name="P8">Gerenciamento de colheita</text:p>
          <text:list>
            <text:list-item>
              <text:p text:style-name="P8">Controle de colheita.</text:p>
            </text:list-item>
            <text:list-item>
              <text:p text:style-name="P8">Gerenciar a perda.</text:p>
            </text:list-item>
            <text:list-item>
              <text:p text:style-name="P8">Notificação de pagamento de pessoal por produção</text:p>
            </text:list-item>
          </text:list>
        </text:list-item>
        <text:list-item>
          <text:p text:style-name="P8">Gerenciamento de <text:span text:style-name="T4">Romaneio</text:span></text:p>
          <text:list>
            <text:list-item>
              <text:p text:style-name="P10">Controle de saída de mercadoria</text:p>
            </text:list-item>
            <text:list-item>
              <text:p text:style-name="P10">Media de preços </text:p>
            </text:list-item>
            <text:list-item>
              <text:p text:style-name="P10">Análise de melhor empresa pra vendas.</text:p>
              <text:p text:style-name="P10"/>
            </text:list-item>
          </text:list>
        </text:list-item>
      </text:list>
      <text:p text:style-name="P7"><text:s/></text:p>
      <text:p text:style-name="P9"/>
      <text:p text:style-name="P6"/>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officeooo:rsid="0029b6f9"/>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2T20:11:52.499000000</meta:creation-date>
    <dc:date>2022-06-28T19:56:13.166000000</dc:date>
    <meta:editing-duration>PT3H2M37S</meta:editing-duration>
    <meta:editing-cycles>13</meta:editing-cycles>
    <meta:generator>LibreOffice/7.3.1.3$Windows_X86_64 LibreOffice_project/a69ca51ded25f3eefd52d7bf9a5fad8c90b87951</meta:generator>
    <meta:document-statistic meta:table-count="0" meta:image-count="0" meta:object-count="0" meta:page-count="1" meta:paragraph-count="28" meta:word-count="334" meta:character-count="2063" meta:non-whitespace-character-count="1762"/>
  </office:meta>
</office:document-meta>
</file>